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260" officeooo:paragraph-rsid="0012c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sids </text:p>
      <text:p text:style-name="P1">from sailors,boat,reserves</text:p>
      <text:p text:style-name="P1">where age&gt;20 and (color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09:39:17.124186826</meta:creation-date>
    <dc:date>2018-07-18T09:49:06.687137393</dc:date>
    <meta:editing-duration>PT9M52S</meta:editing-duration>
    <meta:editing-cycles>1</meta:editing-cycles>
    <meta:document-statistic meta:table-count="0" meta:image-count="0" meta:object-count="0" meta:page-count="1" meta:paragraph-count="3" meta:word-count="8" meta:character-count="62" meta:non-whitespace-character-count="56"/>
    <meta:generator>LibreOffice/6.0.2.1$Linux_X86_64 LibreOffice_project/00m0$Build-1</meta:generator>
  </office:meta>
</office:document-meta>
</file>